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Oino search backend</text:span> </text:p>
      <text:p text:style-name="Standard"/>
      <text:p text:style-name="Standard">// oino-search-backend/index.js</text:p>
      <text:p text:style-name="Standard"/>
      <text:p text:style-name="Standard">require('dotenv').config();</text:p>
      <text:p text:style-name="Standard">const express = require('express');</text:p>
      <text:p text:style-name="Standard">const axios = require('axios');</text:p>
      <text:p text:style-name="Standard">const cors = require('cors');</text:p>
      <text:p text:style-name="Standard">const { Pool } = require('pg');</text:p>
      <text:p text:style-name="Standard">const mongoose = require('mongoose');</text:p>
      <text:p text:style-name="Standard">const redis = require('redis');</text:p>
      <text:p text:style-name="Standard"/>
      <text:p text:style-name="Standard">const app = express();</text:p>
      <text:p text:style-name="Standard">app.use(express.json());</text:p>
      <text:p text:style-name="Standard">app.use(cors());</text:p>
      <text:p text:style-name="Standard"/>
      <text:p text:style-name="Standard">const PORT = process.env.PORT || 3000;</text:p>
      <text:p text:style-name="Standard"/>
      <text:p text:style-name="Standard">// PostgreSQL-Verbindung</text:p>
      <text:p text:style-name="Standard">const pgPool = new Pool({</text:p>
      <text:p text:style-name="Standard"><text:s text:c="4"/>user: process.env.POSTGRES_USER,</text:p>
      <text:p text:style-name="Standard"><text:s text:c="4"/>host: process.env.POSTGRES_HOST,</text:p>
      <text:p text:style-name="Standard"><text:s text:c="4"/>database: process.env.POSTGRES_DB,</text:p>
      <text:p text:style-name="Standard"><text:s text:c="4"/>password: process.env.POSTGRES_PASSWORD,</text:p>
      <text:p text:style-name="Standard"><text:s text:c="4"/>port: 5432,</text:p>
      <text:p text:style-name="Standard">});</text:p>
      <text:p text:style-name="Standard"/>
      <text:p text:style-name="Standard">// MongoDB-Verbindung</text:p>
      <text:p text:style-name="Standard">mongoose.connect(process.env.MONGO_URI, {</text:p>
      <text:p text:style-name="Standard"><text:s text:c="4"/>useNewUrlParser: true,</text:p>
      <text:p text:style-name="Standard"><text:s text:c="4"/>useUnifiedTopology: true,</text:p>
      <text:p text:style-name="Standard">})</text:p>
      <text:p text:style-name="Standard"><text:s text:c="4"/>.then(() =&gt; console.log('✅ MongoDB verbunden'))</text:p>
      <text:p text:style-name="Standard"><text:s text:c="4"/>.catch((err) =&gt; console.error('❌ MongoDB Fehler:', err));</text:p>
      <text:p text:style-name="Standard"/>
      <text:p text:style-name="Standard">// Redis-Client für Caching</text:p>
      <text:p text:style-name="Standard">const redisClient = redis.createClient({ url: process.env.REDIS_URL });</text:p>
      <text:p text:style-name="Standard">redisClient.connect().catch(console.error);</text:p>
      <text:p text:style-name="Standard"/>
      <text:p text:style-name="Standard">// API-Route: Wein-Suche (Testanfrage)</text:p>
      <text:p text:style-name="Standard">app.get('/search', async (req, res) =&gt; {</text:p>
      <text:p text:style-name="Standard"><text:s text:c="4"/>const { query } = req.query;</text:p>
      <text:p text:style-name="Standard"><text:s text:c="4"/></text:p>
      <text:p text:style-name="Standard"><text:s text:c="4"/>// Prüfe den Cache in Redis</text:p>
      <text:p text:style-name="Standard"><text:s text:c="4"/>const cachedData = await redisClient.get(query);</text:p>
      <text:p text:style-name="Standard"><text:s text:c="4"/>if (cachedData) {</text:p>
      <text:p text:style-name="Standard"><text:s text:c="8"/>return res.json(JSON.parse(cachedData));</text:p>
      <text:p text:style-name="Standard"><text:s text:c="4"/>}</text:p>
      <text:p text:style-name="Standard"/>
      <text:p text:style-name="Standard"><text:s text:c="4"/>try {</text:p>
      <text:p text:style-name="Standard"><text:s text:c="8"/>// Test: Vivino API-Abfrage (Platzhalter, erfordert API-Key)</text:p>
      <text:p text:style-name="Standard"><text:s text:c="8"/>const vivinoResponse = await axios.get(`https://api.vivino.com/v1/search?q=${query}`, {</text:p>
      <text:p text:style-name="Standard"><text:soft-page-break/><text:s text:c="12"/>headers: { 'Authorization': `Bearer ${process.env.VIVINO_API_KEY}` }</text:p>
      <text:p text:style-name="Standard"><text:s text:c="8"/>});</text:p>
      <text:p text:style-name="Standard"/>
      <text:p text:style-name="Standard"><text:s text:c="8"/>// Speichere in Redis-Cache für 1 Stunde</text:p>
      <text:p text:style-name="Standard"><text:s text:c="8"/>await redisClient.setEx(query, 3600, JSON.stringify(vivinoResponse.data));</text:p>
      <text:p text:style-name="Standard"><text:s text:c="8"/></text:p>
      <text:p text:style-name="Standard"><text:s text:c="8"/>res.json(vivinoResponse.data);</text:p>
      <text:p text:style-name="Standard"><text:s text:c="4"/>} catch (error) {</text:p>
      <text:p text:style-name="Standard"><text:s text:c="8"/>console.error('❌ Fehler bei der Suche:', error);</text:p>
      <text:p text:style-name="Standard"><text:s text:c="8"/>res.status(500).json({ error: 'Fehler bei der Suchanfrage' });</text:p>
      <text:p text:style-name="Standard"><text:s text:c="4"/>}</text:p>
      <text:p text:style-name="Standard">});</text:p>
      <text:p text:style-name="Standard"/>
      <text:p text:style-name="Standard">app.listen(PORT, () =&gt; console.log(`🚀 Oino-Search Backend läuft auf Port ${PORT}`));</text:p>
      <text:p text:style-name="Standard"/>
      <text:p text:style-name="Standard"/>
      <text:p text:style-name="P1">weiterer code</text:p>
      <text:p text:style-name="P1"/>
      <text:p text:style-name="P2">// oino-search-backend/api.js</text:p>
      <text:p text:style-name="P2"/>
      <text:p text:style-name="P2">require('dotenv').config();</text:p>
      <text:p text:style-name="P2">const axios = require('axios');</text:p>
      <text:p text:style-name="P2">const express = require('express');</text:p>
      <text:p text:style-name="P2">const router = express.Router();</text:p>
      <text:p text:style-name="P2">const redis = require('redis');</text:p>
      <text:p text:style-name="P2">const { Pool } = require('pg');</text:p>
      <text:p text:style-name="P2">const mongoose = require('mongoose');</text:p>
      <text:p text:style-name="P2"/>
      <text:p text:style-name="P2">// Redis-Client für Caching</text:p>
      <text:p text:style-name="P2">const redisClient = redis.createClient({ url: process.env.REDIS_URL });</text:p>
      <text:p text:style-name="P2">redisClient.connect().catch(console.error);</text:p>
      <text:p text:style-name="P2"/>
      <text:p text:style-name="P2">// PostgreSQL-Verbindung</text:p>
      <text:p text:style-name="P2">const pgPool = new Pool({</text:p>
      <text:p text:style-name="P2"><text:s text:c="4"/>user: process.env.POSTGRES_USER,</text:p>
      <text:p text:style-name="P2"><text:s text:c="4"/>host: process.env.POSTGRES_HOST,</text:p>
      <text:p text:style-name="P2"><text:s text:c="4"/>database: process.env.POSTGRES_DB,</text:p>
      <text:p text:style-name="P2"><text:s text:c="4"/>password: process.env.POSTGRES_PASSWORD,</text:p>
      <text:p text:style-name="P2"><text:s text:c="4"/>port: 5432,</text:p>
      <text:p text:style-name="P2">});</text:p>
      <text:p text:style-name="P2"/>
      <text:p text:style-name="P2">// MongoDB-Verbindung</text:p>
      <text:p text:style-name="P2">mongoose.connect(process.env.MONGO_URI, {</text:p>
      <text:p text:style-name="P2"><text:s text:c="4"/>useNewUrlParser: true,</text:p>
      <text:p text:style-name="P2"><text:s text:c="4"/>useUnifiedTopology: true,</text:p>
      <text:p text:style-name="P2">})</text:p>
      <text:p text:style-name="P2"><text:s text:c="4"/>.then(() =&gt; console.log('✅ MongoDB verbunden'))</text:p>
      <text:p text:style-name="P2"><text:s text:c="4"/>.catch((err) =&gt; console.error('❌ MongoDB Fehler:', err));</text:p>
      <text:p text:style-name="P2"/>
      <text:p text:style-name="P2">// API-Route: Suche in Vivino</text:p>
      <text:p text:style-name="P2">router.get('/vivino/search', async (req, res) =&gt; {</text:p>
      <text:p text:style-name="P2"><text:soft-page-break/><text:s text:c="4"/>const { query } = req.query;</text:p>
      <text:p text:style-name="P2"><text:s text:c="4"/></text:p>
      <text:p text:style-name="P2"><text:s text:c="4"/>// Prüfe den Cache in Redis</text:p>
      <text:p text:style-name="P2"><text:s text:c="4"/>const cachedData = await redisClient.get(`vivino:${query}`);</text:p>
      <text:p text:style-name="P2"><text:s text:c="4"/>if (cachedData) {</text:p>
      <text:p text:style-name="P2"><text:s text:c="8"/>return res.json(JSON.parse(cachedData));</text:p>
      <text:p text:style-name="P2"><text:s text:c="4"/>}</text:p>
      <text:p text:style-name="P2"/>
      <text:p text:style-name="P2"><text:s text:c="4"/>try {</text:p>
      <text:p text:style-name="P2"><text:s text:c="8"/>const response = await axios.get(`https://api.vivino.com/v1/search?q=${query}`, {</text:p>
      <text:p text:style-name="P2"><text:s text:c="12"/>headers: { 'Authorization': `Bearer ${process.env.VIVINO_API_KEY}` }</text:p>
      <text:p text:style-name="P2"><text:s text:c="8"/>});</text:p>
      <text:p text:style-name="P2"/>
      <text:p text:style-name="P2"><text:s text:c="8"/>// Speichere in Redis für 1 Stunde</text:p>
      <text:p text:style-name="P2"><text:s text:c="8"/>await redisClient.setEx(`vivino:${query}`, 3600, JSON.stringify(response.data));</text:p>
      <text:p text:style-name="P2"><text:s text:c="8"/></text:p>
      <text:p text:style-name="P2"><text:s text:c="8"/>res.json(response.data);</text:p>
      <text:p text:style-name="P2"><text:s text:c="4"/>} catch (error) {</text:p>
      <text:p text:style-name="P2"><text:s text:c="8"/>console.error('❌ Fehler bei der Vivino API-Suche:', error);</text:p>
      <text:p text:style-name="P2"><text:s text:c="8"/>res.status(500).json({ error: 'Fehler bei der API-Suchanfrage' });</text:p>
      <text:p text:style-name="P2"><text:s text:c="4"/>}</text:p>
      <text:p text:style-name="P2">});</text:p>
      <text:p text:style-name="P2"/>
      <text:p text:style-name="P2">// API-Route: Suche in Wein &amp; Co</text:p>
      <text:p text:style-name="P2">router.get('/weinco/search', async (req, res) =&gt; {</text:p>
      <text:p text:style-name="P2"><text:s text:c="4"/>const { query } = req.query;</text:p>
      <text:p text:style-name="P2"><text:s text:c="4"/></text:p>
      <text:p text:style-name="P2"><text:s text:c="4"/>// Prüfe den Cache in Redis</text:p>
      <text:p text:style-name="P2"><text:s text:c="4"/>const cachedData = await redisClient.get(`weinco:${query}`);</text:p>
      <text:p text:style-name="P2"><text:s text:c="4"/>if (cachedData) {</text:p>
      <text:p text:style-name="P2"><text:s text:c="8"/>return res.json(JSON.parse(cachedData));</text:p>
      <text:p text:style-name="P2"><text:s text:c="4"/>}</text:p>
      <text:p text:style-name="P2"/>
      <text:p text:style-name="P2"><text:s text:c="4"/>try {</text:p>
      <text:p text:style-name="P2"><text:s text:c="8"/>const response = await axios.get(`https://api.weinco.com/search?q=${query}`, {</text:p>
      <text:p text:style-name="P2"><text:s text:c="12"/>headers: { 'Authorization': `Bearer ${process.env.WEINCO_API_KEY}` }</text:p>
      <text:p text:style-name="P2"><text:s text:c="8"/>});</text:p>
      <text:p text:style-name="P2"/>
      <text:p text:style-name="P2"><text:s text:c="8"/>// Speichere in Redis für 1 Stunde</text:p>
      <text:p text:style-name="P2"><text:s text:c="8"/>await redisClient.setEx(`weinco:${query}`, 3600, JSON.stringify(response.data));</text:p>
      <text:p text:style-name="P2"><text:s text:c="8"/></text:p>
      <text:p text:style-name="P2"><text:s text:c="8"/>res.json(response.data);</text:p>
      <text:p text:style-name="P2"><text:s text:c="4"/>} catch (error) {</text:p>
      <text:p text:style-name="P2"><text:s text:c="8"/>console.error('❌ Fehler bei der Wein &amp; Co API-Suche:', error);</text:p>
      <text:p text:style-name="P2"><text:s text:c="8"/>res.status(500).json({ error: 'Fehler bei der API-Suchanfrage' });</text:p>
      <text:p text:style-name="P2"><text:s text:c="4"/>}</text:p>
      <text:p text:style-name="P2">});</text:p>
      <text:p text:style-name="P2"/>
      <text:p text:style-name="P2">module.exports = router;</text:p>
      <text:p text:style-name="P2"/>
      <text:p text:style-name="P2"/>
      <text:p text:style-name="P2"/>
      <text:p text:style-name="P2"><text:soft-page-break/></text:p>
      <text:p text:style-name="P2">Code</text:p>
      <text:p text:style-name="P2"/>
      <text:p text:style-name="P2">// oino-search-backend/server.js</text:p>
      <text:p text:style-name="P2"/>
      <text:p text:style-name="P2">require('dotenv').config();</text:p>
      <text:p text:style-name="P2">const express = require('express');</text:p>
      <text:p text:style-name="P2">const axios = require('axios');</text:p>
      <text:p text:style-name="P2">const cors = require('cors');</text:p>
      <text:p text:style-name="P2">const { Pool } = require('pg');</text:p>
      <text:p text:style-name="P2">const mongoose = require('mongoose');</text:p>
      <text:p text:style-name="P2">const redis = require('redis');</text:p>
      <text:p text:style-name="P2"/>
      <text:p text:style-name="P2">const app = express();</text:p>
      <text:p text:style-name="P2">app.use(express.json());</text:p>
      <text:p text:style-name="P2">app.use(cors());</text:p>
      <text:p text:style-name="P2"/>
      <text:p text:style-name="P2">const PORT = process.env.PORT || 3000;</text:p>
      <text:p text:style-name="P2"/>
      <text:p text:style-name="P2">// PostgreSQL-Verbindung</text:p>
      <text:p text:style-name="P2">const pgPool = new Pool({</text:p>
      <text:p text:style-name="P2"><text:s text:c="4"/>user: process.env.POSTGRES_USER,</text:p>
      <text:p text:style-name="P2"><text:s text:c="4"/>host: process.env.POSTGRES_HOST,</text:p>
      <text:p text:style-name="P2"><text:s text:c="4"/>database: process.env.POSTGRES_DB,</text:p>
      <text:p text:style-name="P2"><text:s text:c="4"/>password: process.env.POSTGRES_PASSWORD,</text:p>
      <text:p text:style-name="P2"><text:s text:c="4"/>port: 5432,</text:p>
      <text:p text:style-name="P2">});</text:p>
      <text:p text:style-name="P2"/>
      <text:p text:style-name="P2">// MongoDB-Verbindung</text:p>
      <text:p text:style-name="P2">mongoose.connect(process.env.MONGO_URI, {</text:p>
      <text:p text:style-name="P2"><text:s text:c="4"/>useNewUrlParser: true,</text:p>
      <text:p text:style-name="P2"><text:s text:c="4"/>useUnifiedTopology: true,</text:p>
      <text:p text:style-name="P2">})</text:p>
      <text:p text:style-name="P2"><text:s text:c="4"/>.then(() =&gt; console.log('✅ MongoDB verbunden'))</text:p>
      <text:p text:style-name="P2"><text:s text:c="4"/>.catch((err) =&gt; console.error('❌ MongoDB Fehler:', err));</text:p>
      <text:p text:style-name="P2"/>
      <text:p text:style-name="P2">// Redis-Client für Caching</text:p>
      <text:p text:style-name="P2">const redisClient = redis.createClient({ url: process.env.REDIS_URL });</text:p>
      <text:p text:style-name="P2">redisClient.connect().catch(console.error);</text:p>
      <text:p text:style-name="P2"/>
      <text:p text:style-name="P2">// API-Route: Suche in Vivino &amp; Wein &amp; Co</text:p>
      <text:p text:style-name="P2">app.get('/search', async (req, res) =&gt; {</text:p>
      <text:p text:style-name="P2"><text:s text:c="4"/>const { query } = req.query;</text:p>
      <text:p text:style-name="P2"><text:s text:c="4"/></text:p>
      <text:p text:style-name="P2"><text:s text:c="4"/>// Prüfe den Cache in Redis</text:p>
      <text:p text:style-name="P2"><text:s text:c="4"/>const cachedData = await redisClient.get(`search:${query}`);</text:p>
      <text:p text:style-name="P2"><text:s text:c="4"/>if (cachedData) {</text:p>
      <text:p text:style-name="P2"><text:s text:c="8"/>return res.json(JSON.parse(cachedData));</text:p>
      <text:p text:style-name="P2"><text:s text:c="4"/>}</text:p>
      <text:p text:style-name="P2"/>
      <text:p text:style-name="P2"><text:s text:c="4"/>try {</text:p>
      <text:p text:style-name="P2"><text:s text:c="8"/>const vivinoResponse = await axios.get(`https://api.vivino.com/v1/search?q=${query}`, {</text:p>
      <text:p text:style-name="P2"><text:soft-page-break/><text:s text:c="12"/>headers: { 'Authorization': `Bearer ${process.env.VIVINO_API_KEY}` }</text:p>
      <text:p text:style-name="P2"><text:s text:c="8"/>});</text:p>
      <text:p text:style-name="P2"><text:s text:c="8"/></text:p>
      <text:p text:style-name="P2"><text:s text:c="8"/>const weincoResponse = await axios.get(`https://api.weinco.com/search?q=${query}`, {</text:p>
      <text:p text:style-name="P2"><text:s text:c="12"/>headers: { 'Authorization': `Bearer ${process.env.WEINCO_API_KEY}` }</text:p>
      <text:p text:style-name="P2"><text:s text:c="8"/>});</text:p>
      <text:p text:style-name="P2"><text:s text:c="8"/></text:p>
      <text:p text:style-name="P2"><text:s text:c="8"/>// Kombiniere die Daten aus beiden APIs</text:p>
      <text:p text:style-name="P2"><text:s text:c="8"/>const combinedResults = {</text:p>
      <text:p text:style-name="P2"><text:s text:c="12"/>vivino: vivinoResponse.data,</text:p>
      <text:p text:style-name="P2"><text:s text:c="12"/>weinco: weincoResponse.data</text:p>
      <text:p text:style-name="P2"><text:s text:c="8"/>};</text:p>
      <text:p text:style-name="P2"/>
      <text:p text:style-name="P2"><text:s text:c="8"/>// Speichere in Redis für 1 Stunde</text:p>
      <text:p text:style-name="P2"><text:s text:c="8"/>await redisClient.setEx(`search:${query}`, 3600, JSON.stringify(combinedResults));</text:p>
      <text:p text:style-name="P2"><text:s text:c="8"/></text:p>
      <text:p text:style-name="P2"><text:s text:c="8"/>res.json(combinedResults);</text:p>
      <text:p text:style-name="P2"><text:s text:c="4"/>} catch (error) {</text:p>
      <text:p text:style-name="P2"><text:s text:c="8"/>console.error('❌ Fehler bei der API-Suche:', error);</text:p>
      <text:p text:style-name="P2"><text:s text:c="8"/>res.status(500).json({ error: 'Fehler bei der API-Suchanfrage' });</text:p>
      <text:p text:style-name="P2"><text:s text:c="4"/>}</text:p>
      <text:p text:style-name="P2">});</text:p>
      <text:p text:style-name="P2"/>
      <text:p text:style-name="P2">app.listen(PORT, () =&gt; console.log(`🚀 Oino-Search Backend läuft auf Port ${PORT}`));</text:p>
      <text:p text:style-name="P2"/>
      <text:p text:style-name="P2"/>
      <text:p text:style-name="P2">Code</text:p>
      <text:p text:style-name="P2"/>
      <text:p text:style-name="P2">// oino-search-backend/price_comparison.js</text:p>
      <text:p text:style-name="P2"/>
      <text:p text:style-name="P2">require('dotenv').config();</text:p>
      <text:p text:style-name="P2">const express = require('express');</text:p>
      <text:p text:style-name="P2">const axios = require('axios');</text:p>
      <text:p text:style-name="P2">const redis = require('redis');</text:p>
      <text:p text:style-name="P2">const router = express.Router();</text:p>
      <text:p text:style-name="P2"/>
      <text:p text:style-name="P2">const redisClient = redis.createClient({ url: process.env.REDIS_URL });</text:p>
      <text:p text:style-name="P2">redisClient.connect().catch(console.error);</text:p>
      <text:p text:style-name="P2"/>
      <text:p text:style-name="P2">// Preisvergleich-Logik für Weine</text:p>
      <text:p text:style-name="P2">router.get('/compare-prices', async (req, res) =&gt; {</text:p>
      <text:p text:style-name="P2"><text:s text:c="4"/>const { query } = req.query;</text:p>
      <text:p text:style-name="P2"><text:s text:c="4"/></text:p>
      <text:p text:style-name="P2"><text:s text:c="4"/>// Prüfe den Cache in Redis</text:p>
      <text:p text:style-name="P2"><text:s text:c="4"/>const cachedData = await redisClient.get(`prices:${query}`);</text:p>
      <text:p text:style-name="P2"><text:s text:c="4"/>if (cachedData) {</text:p>
      <text:p text:style-name="P2"><text:s text:c="8"/>return res.json(JSON.parse(cachedData));</text:p>
      <text:p text:style-name="P2"><text:s text:c="4"/>}</text:p>
      <text:p text:style-name="P2"/>
      <text:p text:style-name="P2"><text:s text:c="4"/>try {</text:p>
      <text:p text:style-name="P2"><text:s text:c="8"/>const sources = [</text:p>
      <text:p text:style-name="P2"><text:s text:c="12"/>{ name: 'Vivino', url: `https://api.vivino.com/v1/search?q=${query}`, key: <text:soft-page-break/>process.env.VIVINO_API_KEY },</text:p>
      <text:p text:style-name="P2"><text:s text:c="12"/>{ name: 'Wein &amp; Co', url: `https://api.weinco.com/search?q=${query}`, key: process.env.WEINCO_API_KEY },</text:p>
      <text:p text:style-name="P2"><text:s text:c="12"/>{ name: 'Decantlo', url: `https://api.decantlo.com/search?q=${query}`, key: process.env.DECANTLO_API_KEY },</text:p>
      <text:p text:style-name="P2"><text:s text:c="12"/>{ name: 'Weinshop24', url: `https://api.weinshop24.at/search?q=${query}`, key: process.env.WEINSHOP24_API_KEY },</text:p>
      <text:p text:style-name="P2"><text:s text:c="12"/>{ name: 'Vinorama', url: `https://api.vinorama.at/search?q=${query}`, key: process.env.VINORAMA_API_KEY }</text:p>
      <text:p text:style-name="P2"><text:s text:c="8"/>];</text:p>
      <text:p text:style-name="P2"><text:s text:c="8"/></text:p>
      <text:p text:style-name="P2"><text:s text:c="8"/>let priceResults = [];</text:p>
      <text:p text:style-name="P2"><text:s text:c="8"/></text:p>
      <text:p text:style-name="P2"><text:s text:c="8"/>for (let source of sources) {</text:p>
      <text:p text:style-name="P2"><text:s text:c="12"/>try {</text:p>
      <text:p text:style-name="P2"><text:s text:c="16"/>const response = await axios.get(source.url, {</text:p>
      <text:p text:style-name="P2"><text:s text:c="20"/>headers: { 'Authorization': `Bearer ${source.key}` }</text:p>
      <text:p text:style-name="P2"><text:s text:c="16"/>});</text:p>
      <text:p text:style-name="P2"><text:s text:c="16"/>if (response.data &amp;&amp; response.data.results) {</text:p>
      <text:p text:style-name="P2"><text:s text:c="20"/>priceResults.push({</text:p>
      <text:p text:style-name="P2"><text:s text:c="24"/>shop: source.name,</text:p>
      <text:p text:style-name="P2"><text:s text:c="24"/>prices: response.data.results.map(r =&gt; ({</text:p>
      <text:p text:style-name="P2"><text:s text:c="28"/>name: r.name,</text:p>
      <text:p text:style-name="P2"><text:s text:c="28"/>price: r.price,</text:p>
      <text:p text:style-name="P2"><text:s text:c="28"/>url: r.url</text:p>
      <text:p text:style-name="P2"><text:s text:c="24"/>}))</text:p>
      <text:p text:style-name="P2"><text:s text:c="20"/>});</text:p>
      <text:p text:style-name="P2"><text:s text:c="16"/>}</text:p>
      <text:p text:style-name="P2"><text:s text:c="12"/>} catch (error) {</text:p>
      <text:p text:style-name="P2"><text:s text:c="16"/>console.error(`❌ Fehler bei ${source.name}:`, error.message);</text:p>
      <text:p text:style-name="P2"><text:s text:c="12"/>}</text:p>
      <text:p text:style-name="P2"><text:s text:c="8"/>}</text:p>
      <text:p text:style-name="P2"><text:s text:c="8"/></text:p>
      <text:p text:style-name="P2"><text:s text:c="8"/>// Speichere in Redis für 1 Stunde</text:p>
      <text:p text:style-name="P2"><text:s text:c="8"/>await redisClient.setEx(`prices:${query}`, 3600, JSON.stringify(priceResults));</text:p>
      <text:p text:style-name="P2"><text:s text:c="8"/></text:p>
      <text:p text:style-name="P2"><text:s text:c="8"/>res.json(priceResults);</text:p>
      <text:p text:style-name="P2"><text:s text:c="4"/>} catch (error) {</text:p>
      <text:p text:style-name="P2"><text:s text:c="8"/>console.error('❌ Fehler bei der Preisvergleichs-Abfrage:', error);</text:p>
      <text:p text:style-name="P2"><text:s text:c="8"/>res.status(500).json({ error: 'Fehler bei der Preisvergleichs-Abfrage' });</text:p>
      <text:p text:style-name="P2"><text:s text:c="4"/>}</text:p>
      <text:p text:style-name="P2">});</text:p>
      <text:p text:style-name="P2"/>
      <text:p text:style-name="P2">module.exports = router;</text:p>
      <text:p text:style-name="P2"/>
      <text:p text:style-name="P2"/>
      <text:p text:style-name="P2">Code </text:p>
      <text:p text:style-name="P2"/>
      <text:p text:style-name="P2">// oino-search-backend/elasticsearch.js</text:p>
      <text:p text:style-name="P2"/>
      <text:p text:style-name="P2">require('dotenv').config();</text:p>
      <text:p text:style-name="P2">const express = require('express');</text:p>
      <text:p text:style-name="P2"><text:soft-page-break/>const { Client } = require('@elastic/elasticsearch');</text:p>
      <text:p text:style-name="P2">const axios = require('axios');</text:p>
      <text:p text:style-name="P2">const redis = require('redis');</text:p>
      <text:p text:style-name="P2">const router = express.Router();</text:p>
      <text:p text:style-name="P2"/>
      <text:p text:style-name="P2">// Elasticsearch-Client einrichten</text:p>
      <text:p text:style-name="P2">const esClient = new Client({ node: process.env.ELASTICSEARCH_URL });</text:p>
      <text:p text:style-name="P2"/>
      <text:p text:style-name="P2">// Redis-Client für Caching</text:p>
      <text:p text:style-name="P2">const redisClient = redis.createClient({ url: process.env.REDIS_URL });</text:p>
      <text:p text:style-name="P2">redisClient.connect().catch(console.error);</text:p>
      <text:p text:style-name="P2"/>
      <text:p text:style-name="P2">// Wein-Suchfunktion mit Elasticsearch</text:p>
      <text:p text:style-name="P2">router.get('/search', async (req, res) =&gt; {</text:p>
      <text:p text:style-name="P2"><text:s text:c="4"/>const { query, jahrgang, preis_min, preis_max, rebsorte, bewertung } = req.query;</text:p>
      <text:p text:style-name="P2"><text:s text:c="4"/></text:p>
      <text:p text:style-name="P2"><text:s text:c="4"/>// Prüfe den Cache in Redis</text:p>
      <text:p text:style-name="P2"><text:s text:c="4"/>const cachedData = await redisClient.get(`es-search:${query}`);</text:p>
      <text:p text:style-name="P2"><text:s text:c="4"/>if (cachedData) {</text:p>
      <text:p text:style-name="P2"><text:s text:c="8"/>return res.json(JSON.parse(cachedData));</text:p>
      <text:p text:style-name="P2"><text:s text:c="4"/>}</text:p>
      <text:p text:style-name="P2"/>
      <text:p text:style-name="P2"><text:s text:c="4"/>try {</text:p>
      <text:p text:style-name="P2"><text:s text:c="8"/>const esResponse = await esClient.search({</text:p>
      <text:p text:style-name="P2"><text:s text:c="12"/>index: 'weine',</text:p>
      <text:p text:style-name="P2"><text:s text:c="12"/>body: {</text:p>
      <text:p text:style-name="P2"><text:s text:c="16"/>query: {</text:p>
      <text:p text:style-name="P2"><text:s text:c="20"/>bool: {</text:p>
      <text:p text:style-name="P2"><text:s text:c="24"/>must: [</text:p>
      <text:p text:style-name="P2"><text:s text:c="28"/>{ match: { name: query } },</text:p>
      <text:p text:style-name="P2"><text:s text:c="28"/>jahrgang ? { match: { jahrgang: jahrgang } } : {},</text:p>
      <text:p text:style-name="P2"><text:s text:c="28"/>preis_min ? { range: { preis: { gte: preis_min } } } : {},</text:p>
      <text:p text:style-name="P2"><text:s text:c="28"/>preis_max ? { range: { preis: { lte: preis_max } } } : {},</text:p>
      <text:p text:style-name="P2"><text:s text:c="28"/>rebsorte ? { match: { rebsorte: rebsorte } } : {},</text:p>
      <text:p text:style-name="P2"><text:s text:c="28"/>bewertung ? { range: { bewertung: { gte: bewertung } } } : {}</text:p>
      <text:p text:style-name="P2"><text:s text:c="24"/>].filter(Boolean)</text:p>
      <text:p text:style-name="P2"><text:s text:c="20"/>}</text:p>
      <text:p text:style-name="P2"><text:s text:c="16"/>}</text:p>
      <text:p text:style-name="P2"><text:s text:c="12"/>}</text:p>
      <text:p text:style-name="P2"><text:s text:c="8"/>});</text:p>
      <text:p text:style-name="P2"/>
      <text:p text:style-name="P2"><text:s text:c="8"/>const results = esResponse.hits.hits.map(hit =&gt; hit._source);</text:p>
      <text:p text:style-name="P2"><text:s text:c="8"/></text:p>
      <text:p text:style-name="P2"><text:s text:c="8"/>// Speichere in Redis für 1 Stunde</text:p>
      <text:p text:style-name="P2"><text:s text:c="8"/>await redisClient.setEx(`es-search:${query}`, 3600, JSON.stringify(results));</text:p>
      <text:p text:style-name="P2"><text:s text:c="8"/></text:p>
      <text:p text:style-name="P2"><text:s text:c="8"/>res.json(results);</text:p>
      <text:p text:style-name="P2"><text:s text:c="4"/>} catch (error) {</text:p>
      <text:p text:style-name="P2"><text:s text:c="8"/>console.error('❌ Elasticsearch-Fehler:', error);</text:p>
      <text:p text:style-name="P2"><text:s text:c="8"/>res.status(500).json({ error: 'Fehler bei der Suchanfrage' });</text:p>
      <text:p text:style-name="P2"><text:s text:c="4"/>}</text:p>
      <text:p text:style-name="P2">});</text:p>
      <text:p text:style-name="P2"><text:soft-page-break/></text:p>
      <text:p text:style-name="P2">module.exports = router;</text:p>
      <text:p text:style-name="P2"/>
      <text:p text:style-name="P2">Code </text:p>
      <text:p text:style-name="P2"/>
      <text:p text:style-name="P2">/*</text:p>
      <text:p text:style-name="P2">=================================</text:p>
      <text:p text:style-name="P2">Oino-Search Backend - Gesamter Code</text:p>
      <text:p text:style-name="P2">=================================</text:p>
      <text:p text:style-name="P2">*/</text:p>
      <text:p text:style-name="P2"/>
      <text:p text:style-name="P2">// 1️⃣ Backend &amp; Server-Struktur (Node.js + Express)</text:p>
      <text:p text:style-name="P2">require('dotenv').config();</text:p>
      <text:p text:style-name="P2">const express = require('express');</text:p>
      <text:p text:style-name="P2">const axios = require('axios');</text:p>
      <text:p text:style-name="P2">const cors = require('cors');</text:p>
      <text:p text:style-name="P2">const { Pool } = require('pg');</text:p>
      <text:p text:style-name="P2">const mongoose = require('mongoose');</text:p>
      <text:p text:style-name="P2">const redis = require('redis');</text:p>
      <text:p text:style-name="P2">const { Client } = require('@elastic/elasticsearch');</text:p>
      <text:p text:style-name="P2"/>
      <text:p text:style-name="P2">const app = express();</text:p>
      <text:p text:style-name="P2">app.use(express.json());</text:p>
      <text:p text:style-name="P2">app.use(cors());</text:p>
      <text:p text:style-name="P2">const PORT = process.env.PORT || 3000;</text:p>
      <text:p text:style-name="P2"/>
      <text:p text:style-name="P2">// 2️⃣ Datenbank-Verbindungen (PostgreSQL &amp; MongoDB)</text:p>
      <text:p text:style-name="P2">const pgPool = new Pool({</text:p>
      <text:p text:style-name="P2"><text:s text:c="4"/>user: process.env.POSTGRES_USER,</text:p>
      <text:p text:style-name="P2"><text:s text:c="4"/>host: process.env.POSTGRES_HOST,</text:p>
      <text:p text:style-name="P2"><text:s text:c="4"/>database: process.env.POSTGRES_DB,</text:p>
      <text:p text:style-name="P2"><text:s text:c="4"/>password: process.env.POSTGRES_PASSWORD,</text:p>
      <text:p text:style-name="P2"><text:s text:c="4"/>port: 5432,</text:p>
      <text:p text:style-name="P2">});</text:p>
      <text:p text:style-name="P2"/>
      <text:p text:style-name="P2">mongoose.connect(process.env.MONGO_URI, {</text:p>
      <text:p text:style-name="P2"><text:s text:c="4"/>useNewUrlParser: true,</text:p>
      <text:p text:style-name="P2"><text:s text:c="4"/>useUnifiedTopology: true,</text:p>
      <text:p text:style-name="P2">})</text:p>
      <text:p text:style-name="P2"><text:s text:c="4"/>.then(() =&gt; console.log('✅ MongoDB verbunden'))</text:p>
      <text:p text:style-name="P2"><text:s text:c="4"/>.catch((err) =&gt; console.error('❌ MongoDB Fehler:', err));</text:p>
      <text:p text:style-name="P2"/>
      <text:p text:style-name="P2">// 3️⃣ Redis-Caching für bessere Performance</text:p>
      <text:p text:style-name="P2">const redisClient = redis.createClient({ url: process.env.REDIS_URL });</text:p>
      <text:p text:style-name="P2">redisClient.connect().catch(console.error);</text:p>
      <text:p text:style-name="P2"/>
      <text:p text:style-name="P2">// 4️⃣ Elasticsearch-Client für schnelle Suche</text:p>
      <text:p text:style-name="P2">const esClient = new Client({ node: process.env.ELASTICSEARCH_URL });</text:p>
      <text:p text:style-name="P2"/>
      <text:p text:style-name="P2">// 5️⃣ API-Anbindung: Vivino &amp; Wein &amp; Co</text:p>
      <text:p text:style-name="P2">app.get('/search', async (req, res) =&gt; {</text:p>
      <text:p text:style-name="P2"><text:s text:c="4"/>const { query } = req.query;</text:p>
      <text:p text:style-name="P2"><text:soft-page-break/><text:s text:c="4"/>const cachedData = await redisClient.get(`search:${query}`);</text:p>
      <text:p text:style-name="P2"><text:s text:c="4"/>if (cachedData) return res.json(JSON.parse(cachedData));</text:p>
      <text:p text:style-name="P2"/>
      <text:p text:style-name="P2"><text:s text:c="4"/>try {</text:p>
      <text:p text:style-name="P2"><text:s text:c="8"/>const vivinoResponse = await axios.get(`https://api.vivino.com/v1/search?q=${query}`, {</text:p>
      <text:p text:style-name="P2"><text:s text:c="12"/>headers: { 'Authorization': `Bearer ${process.env.VIVINO_API_KEY}` }</text:p>
      <text:p text:style-name="P2"><text:s text:c="8"/>});</text:p>
      <text:p text:style-name="P2"><text:s text:c="8"/></text:p>
      <text:p text:style-name="P2"><text:s text:c="8"/>const weincoResponse = await axios.get(`https://api.weinco.com/search?q=${query}`, {</text:p>
      <text:p text:style-name="P2"><text:s text:c="12"/>headers: { 'Authorization': `Bearer ${process.env.WEINCO_API_KEY}` }</text:p>
      <text:p text:style-name="P2"><text:s text:c="8"/>});</text:p>
      <text:p text:style-name="P2"><text:s text:c="8"/></text:p>
      <text:p text:style-name="P2"><text:s text:c="8"/>const combinedResults = { vivino: vivinoResponse.data, weinco: weincoResponse.data };</text:p>
      <text:p text:style-name="P2"><text:s text:c="8"/>await redisClient.setEx(`search:${query}`, 3600, JSON.stringify(combinedResults));</text:p>
      <text:p text:style-name="P2"><text:s text:c="8"/>res.json(combinedResults);</text:p>
      <text:p text:style-name="P2"><text:s text:c="4"/>} catch (error) {</text:p>
      <text:p text:style-name="P2"><text:s text:c="8"/>console.error('❌ API-Fehler:', error);</text:p>
      <text:p text:style-name="P2"><text:s text:c="8"/>res.status(500).json({ error: 'Fehler bei der API-Suchanfrage' });</text:p>
      <text:p text:style-name="P2"><text:s text:c="4"/>}</text:p>
      <text:p text:style-name="P2">});</text:p>
      <text:p text:style-name="P2"/>
      <text:p text:style-name="P2">// 6️⃣ Preisvergleichsfunktion für mehrere Händler</text:p>
      <text:p text:style-name="P2">app.get('/compare-prices', async (req, res) =&gt; {</text:p>
      <text:p text:style-name="P2"><text:s text:c="4"/>const { query } = req.query;</text:p>
      <text:p text:style-name="P2"><text:s text:c="4"/>const cachedData = await redisClient.get(`prices:${query}`);</text:p>
      <text:p text:style-name="P2"><text:s text:c="4"/>if (cachedData) return res.json(JSON.parse(cachedData));</text:p>
      <text:p text:style-name="P2"/>
      <text:p text:style-name="P2"><text:s text:c="4"/>try {</text:p>
      <text:p text:style-name="P2"><text:s text:c="8"/>const sources = [</text:p>
      <text:p text:style-name="P2"><text:s text:c="12"/>{ name: 'Vivino', url: `https://api.vivino.com/v1/search?q=${query}`, key: process.env.VIVINO_API_KEY },</text:p>
      <text:p text:style-name="P2"><text:s text:c="12"/>{ name: 'Wein &amp; Co', url: `https://api.weinco.com/search?q=${query}`, key: process.env.WEINCO_API_KEY },</text:p>
      <text:p text:style-name="P2"><text:s text:c="12"/>{ name: 'Decantlo', url: `https://api.decantlo.com/search?q=${query}`, key: process.env.DECANTLO_API_KEY },</text:p>
      <text:p text:style-name="P2"><text:s text:c="12"/>{ name: 'Weinshop24', url: `https://api.weinshop24.at/search?q=${query}`, key: process.env.WEINSHOP24_API_KEY },</text:p>
      <text:p text:style-name="P2"><text:s text:c="12"/>{ name: 'Vinorama', url: `https://api.vinorama.at/search?q=${query}`, key: process.env.VINORAMA_API_KEY }</text:p>
      <text:p text:style-name="P2"><text:s text:c="8"/>];</text:p>
      <text:p text:style-name="P2"><text:s text:c="8"/></text:p>
      <text:p text:style-name="P2"><text:s text:c="8"/>let priceResults = [];</text:p>
      <text:p text:style-name="P2"><text:s text:c="8"/>for (let source of sources) {</text:p>
      <text:p text:style-name="P2"><text:s text:c="12"/>try {</text:p>
      <text:p text:style-name="P2"><text:s text:c="16"/>const response = await axios.get(source.url, {</text:p>
      <text:p text:style-name="P2"><text:s text:c="20"/>headers: { 'Authorization': `Bearer ${source.key}` }</text:p>
      <text:p text:style-name="P2"><text:s text:c="16"/>});</text:p>
      <text:p text:style-name="P2"><text:s text:c="16"/>if (response.data &amp;&amp; response.data.results) {</text:p>
      <text:p text:style-name="P2"><text:s text:c="20"/>priceResults.push({</text:p>
      <text:p text:style-name="P2"><text:s text:c="24"/>shop: source.name,</text:p>
      <text:p text:style-name="P2"><text:s text:c="24"/>prices: response.data.results.map(r =&gt; ({ name: r.name, price: r.price, url: r.url }))</text:p>
      <text:p text:style-name="P2"><text:s text:c="20"/>});</text:p>
      <text:p text:style-name="P2"><text:soft-page-break/><text:s text:c="16"/>}</text:p>
      <text:p text:style-name="P2"><text:s text:c="12"/>} catch (error) {</text:p>
      <text:p text:style-name="P2"><text:s text:c="16"/>console.error(`❌ Fehler bei ${source.name}:`, error.message);</text:p>
      <text:p text:style-name="P2"><text:s text:c="12"/>}</text:p>
      <text:p text:style-name="P2"><text:s text:c="8"/>}</text:p>
      <text:p text:style-name="P2"><text:s text:c="8"/></text:p>
      <text:p text:style-name="P2"><text:s text:c="8"/>await redisClient.setEx(`prices:${query}`, 3600, JSON.stringify(priceResults));</text:p>
      <text:p text:style-name="P2"><text:s text:c="8"/>res.json(priceResults);</text:p>
      <text:p text:style-name="P2"><text:s text:c="4"/>} catch (error) {</text:p>
      <text:p text:style-name="P2"><text:s text:c="8"/>console.error('❌ Fehler bei Preisvergleich:', error);</text:p>
      <text:p text:style-name="P2"><text:s text:c="8"/>res.status(500).json({ error: 'Fehler bei der Preisvergleichs-Abfrage' });</text:p>
      <text:p text:style-name="P2"><text:s text:c="4"/>}</text:p>
      <text:p text:style-name="P2">});</text:p>
      <text:p text:style-name="P2"/>
      <text:p text:style-name="P2">// 7️⃣ Elasticsearch-gestützte Wein-Suche</text:p>
      <text:p text:style-name="P2">app.get('/elasticsearch/search', async (req, res) =&gt; {</text:p>
      <text:p text:style-name="P2"><text:s text:c="4"/>const { query, jahrgang, preis_min, preis_max, rebsorte, bewertung } = req.query;</text:p>
      <text:p text:style-name="P2"><text:s text:c="4"/>const cachedData = await redisClient.get(`es-search:${query}`);</text:p>
      <text:p text:style-name="P2"><text:s text:c="4"/>if (cachedData) return res.json(JSON.parse(cachedData));</text:p>
      <text:p text:style-name="P2"/>
      <text:p text:style-name="P2"><text:s text:c="4"/>try {</text:p>
      <text:p text:style-name="P2"><text:s text:c="8"/>const esResponse = await esClient.search({</text:p>
      <text:p text:style-name="P2"><text:s text:c="12"/>index: 'weine',</text:p>
      <text:p text:style-name="P2"><text:s text:c="12"/>body: {</text:p>
      <text:p text:style-name="P2"><text:s text:c="16"/>query: {</text:p>
      <text:p text:style-name="P2"><text:s text:c="20"/>bool: {</text:p>
      <text:p text:style-name="P2"><text:s text:c="24"/>must: [</text:p>
      <text:p text:style-name="P2"><text:s text:c="28"/>{ match: { name: query } },</text:p>
      <text:p text:style-name="P2"><text:s text:c="28"/>jahrgang ? { match: { jahrgang: jahrgang } } : {},</text:p>
      <text:p text:style-name="P2"><text:s text:c="28"/>preis_min ? { range: { preis: { gte: preis_min } } } : {},</text:p>
      <text:p text:style-name="P2"><text:s text:c="28"/>preis_max ? { range: { preis: { lte: preis_max } } } : {},</text:p>
      <text:p text:style-name="P2"><text:s text:c="28"/>rebsorte ? { match: { rebsorte: rebsorte } } : {},</text:p>
      <text:p text:style-name="P2"><text:s text:c="28"/>bewertung ? { range: { bewertung: { gte: bewertung } } } : {}</text:p>
      <text:p text:style-name="P2"><text:s text:c="24"/>].filter(Boolean)</text:p>
      <text:p text:style-name="P2"><text:s text:c="20"/>}</text:p>
      <text:p text:style-name="P2"><text:s text:c="16"/>}</text:p>
      <text:p text:style-name="P2"><text:s text:c="12"/>}</text:p>
      <text:p text:style-name="P2"><text:s text:c="8"/>});</text:p>
      <text:p text:style-name="P2"/>
      <text:p text:style-name="P2"><text:s text:c="8"/>const results = esResponse.hits.hits.map(hit =&gt; hit._source);</text:p>
      <text:p text:style-name="P2"><text:s text:c="8"/>await redisClient.setEx(`es-search:${query}`, 3600, JSON.stringify(results));</text:p>
      <text:p text:style-name="P2"><text:s text:c="8"/>res.json(results);</text:p>
      <text:p text:style-name="P2"><text:s text:c="4"/>} catch (error) {</text:p>
      <text:p text:style-name="P2"><text:s text:c="8"/>console.error('❌ Elasticsearch-Fehler:', error);</text:p>
      <text:p text:style-name="P2"><text:s text:c="8"/>res.status(500).json({ error: 'Fehler bei der Suchanfrage' });</text:p>
      <text:p text:style-name="P2"><text:s text:c="4"/>}</text:p>
      <text:p text:style-name="P2">});</text:p>
      <text:p text:style-name="P2"/>
      <text:p text:style-name="P2">app.listen(PORT, () =&gt; console.log(`🚀 Oino-Search Backend läuft auf Port ${PORT}`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J</meta:initial-creator>
    <meta:creation-date>2025-02-21T07:19:41.74</meta:creation-date>
    <dc:date>2025-02-21T21:26:56.94</dc:date>
    <dc:creator>M J</dc:creator>
    <meta:editing-duration>PT9M59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10" meta:paragraph-count="432" meta:word-count="1629" meta:character-count="16675"/>
  </office:meta>
</office:document-meta>
</file>